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02_12-25-31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02_13-20-51_000.jpg</text:p>
          </table:table-cell>
          <table:table-cell table:style-name="ce22" office:value-type="string">
            <text:p>:PHOTO 記録 / 作ったもの / 盛り付け方 / チョコレート；ダイス型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3]=&quot;&quot;;[.C3];CONCATENATE([.C3];&quot; / &quot;;[.E3]))" office:value-type="string" office:string-value=":PHOTO 記録 / 作ったもの / 盛り付け方 / チョコレート；ダイス型">
            <text:p>:PHOTO 記録 / 作ったもの / 盛り付け方 / チョコレート；ダイス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02_15-18-37_000.jpg</text:p>
          </table:table-cell>
          <table:table-cell table:style-name="ce22" office:value-type="string">
            <text:p>:m 災害備蓄 / 梱包完了＋リスト / 2020-0902-① / ワセリン；パンツ；爪切り；他</text:p>
          </table:table-cell>
          <table:table-cell table:style-name="ce3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4]=&quot;&quot;;[.C4];CONCATENATE([.C4];&quot; / &quot;;[.E4]))" office:value-type="string" office:string-value=":m 災害備蓄 / 梱包完了＋リスト / 2020-0902-① / ワセリン；パンツ；爪切り；他">
            <text:p>:m 災害備蓄 / 梱包完了＋リスト / 2020-0902-① / ワセリン；パンツ；爪切り；他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2_16-58-36_000.jpg</text:p>
          </table:table-cell>
          <table:table-cell table:style-name="ce18" office:value-type="string">
            <text:p>:m RES 1*1 / free# JVEMV6 37#21.4_48 / 37. miscs of miscs / 21. math&amp;physics / 4. knot-theory / theme=memo:steps-for:結束結び;rev:南京結び / N+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5]=&quot;&quot;;[.C5];CONCATENATE([.C5];&quot; / &quot;;[.E5]))" office:value-type="string" office:string-value=":m RES 1*1 / free# JVEMV6 37#21.4_48 / 37. miscs of miscs / 21. math&amp;physics / 4. knot-theory / theme=memo:steps-for:結束結び;rev:南京結び / N+">
            <text:p>:m RES 1*1 / free# JVEMV6 37#21.4_48 / 37. miscs of miscs / 21. math&amp;physics / 4. knot-theory / theme=memo:steps-for:結束結び;rev:南京結び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2_17-16-22_000.jpg</text:p>
          </table:table-cell>
          <table:table-cell table:style-name="ce22" office:value-type="string">
            <text:p>:m 食べた物　間食 / インスタントラーメン；袋入り</text:p>
          </table:table-cell>
          <table:table-cell table:style-name="ce18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9" table:formula="of:=IF([.E6]=&quot;&quot;;[.C6];CONCATENATE([.C6];&quot; / &quot;;[.E6]))" office:value-type="string" office:string-value=":m 食べた物　間食 / インスタントラーメン；袋入り">
            <text:p>:m 食べた物　間食 / インスタントラーメン；袋入り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02_20-47-37_000.jpg</text:p>
          </table:table-cell>
          <table:table-cell table:style-name="ce22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02_22-37-11_000.jpg</text:p>
          </table:table-cell>
          <table:table-cell table:style-name="ce22" office:value-type="string">
            <text:p>:PHOTO 記録 / 製品 / 使い始め / 石鹸、せっけん</text:p>
          </table:table-cell>
          <table:table-cell table:style-name="ce17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8]=&quot;&quot;;[.C8];CONCATENATE([.C8];&quot; / &quot;;[.E8]))" office:value-type="string" office:string-value=":PHOTO 記録 / 製品 / 使い始め / 石鹸、せっけん">
            <text:p>:PHOTO 記録 / 製品 / 使い始め / 石鹸、せっけん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02_23-44-17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02_23-50-25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02_23-58-23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03_00-08-39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30.619812 E-139-34-48.171386</text:p>
          </table:table-cell>
          <table:table-cell table:style-name="ce39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03_01-00-41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03_06-07-56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03_06-10-07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/>
          <table:table-cell table:style-name="ce4" office:value-type="string">
            <text:p>N-35-35-28.944396 E-139-34-49.654541</text:p>
          </table:table-cell>
          <table:table-cell table:style-name="ce39" table:formula="of:=IF([.E15]=&quot;&quot;;[.C15];CONCATENATE([.C15];&quot; / &quot;;[.E1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03_07-59-13_000.jpg</text:p>
          </table:table-cell>
          <table:table-cell table:style-name="ce18" office:value-type="string">
            <text:p>:m other / 記録　文書 / @自室 / 朝体操 / dance-original / s.1:id=4e-1.n:steps,beat=8,for=~</text:p>
          </table:table-cell>
          <table:table-cell table:style-name="ce18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16]=&quot;&quot;;[.C16];CONCATENATE([.C16];&quot; / &quot;;[.E16]))" office:value-type="string" office:string-value=":m other / 記録　文書 / @自室 / 朝体操 / dance-original / s.1:id=4e-1.n:steps,beat=8,for=~">
            <text:p>:m other / 記録　文書 / @自室 / 朝体操 / dance-original / s.1:id=4e-1.n:steps,beat=8,for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02_16-48-42_000.mp4</text:p>
          </table:table-cell>
          <table:table-cell table:style-name="ce8" office:value-type="string">
            <text:p>:VIDEO / @自室 / 記録 / knoten / 実演,perform / n-2020-0902-1 / knot=結束結び:M-21.3.1</text:p>
          </table:table-cell>
          <table:table-cell table:style-name="ce19"/>
          <table:table-cell table:style-name="ce4"/>
          <table:table-cell table:style-name="ce4"/>
          <table:table-cell table:style-name="ce39" table:formula="of:=IF([.E17]=&quot;&quot;;[.C17];CONCATENATE([.C17];&quot; / &quot;;[.E17]))" office:value-type="string" office:string-value=":VIDEO / @自室 / 記録 / knoten / 実演,perform / n-2020-0902-1 / knot=結束結び:M-21.3.1">
            <text:p>:VIDEO / @自室 / 記録 / knoten / 実演,perform / n-2020-0902-1 / knot=結束結び:M-21.3.1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2_19-14-17_000.mp4</text:p>
          </table:table-cell>
          <table:table-cell table:style-name="ce8" office:value-type="string">
            <text:p>:VIDEO / @自室 / 記録 / jap.flute / 演奏、play / f-2020-0902-1 / genr=f-N,note=Ef;A;Af,R=1</text:p>
          </table:table-cell>
          <table:table-cell table:style-name="ce19"/>
          <table:table-cell table:style-name="ce4"/>
          <table:table-cell table:style-name="ce4"/>
          <table:table-cell table:style-name="ce39" table:formula="of:=IF([.E18]=&quot;&quot;;[.C18];CONCATENATE([.C18];&quot; / &quot;;[.E18]))" office:value-type="string" office:string-value=":VIDEO / @自室 / 記録 / jap.flute / 演奏、play / f-2020-0902-1 / genr=f-N,note=Ef;A;Af,R=1">
            <text:p>:VIDEO / @自室 / 記録 / jap.flute / 演奏、play / f-2020-0902-1 / genr=f-N,note=Ef;A;Af,R=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3_07-49-50_000.mp4</text:p>
          </table:table-cell>
          <table:table-cell table:style-name="ce8" office:value-type="string">
            <text:p>:VIDEO / @自宅 / 体操 / ダンス、dance-original / d-2020-0903-1 / id=4e-1.n</text:p>
          </table:table-cell>
          <table:table-cell table:style-name="ce19"/>
          <table:table-cell table:style-name="ce4"/>
          <table:table-cell table:style-name="ce4"/>
          <table:table-cell table:style-name="ce39" table:formula="of:=IF([.E19]=&quot;&quot;;[.C19];CONCATENATE([.C19];&quot; / &quot;;[.E19]))" office:value-type="string" office:string-value=":VIDEO / @自宅 / 体操 / ダンス、dance-original / d-2020-0903-1 / id=4e-1.n">
            <text:p>:VIDEO / @自宅 / 体操 / ダンス、dance-original / d-2020-0903-1 / id=4e-1.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0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3">2020/09/03</text:date>, <text:time>10:02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03T10:02:22.86</dc:date>
    <dc:creator>iwabuchi ken</dc:creator>
    <meta:editing-duration>P25DT1H7M38S</meta:editing-duration>
    <meta:editing-cycles>9494</meta:editing-cycles>
    <meta:document-statistic meta:table-count="1" meta:cell-count="464" meta:object-count="0"/>
  </office:meta>
</office:document-meta>
</file>